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fferedImageCachableRed.getBou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ufferedImageCachableRed.getBufferedIm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edImageCachableRed.copyData( WritableRaster w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ufferedImageCachableRed.get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edImageCachableRed.BufferedImageCachableRed( BufferedImage b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ufferedImageCachableRed.getTile( int tileX , int til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edImageCachableRed.getData( Rectangle r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ufferedImageCachableRed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fferedImageCachableRed.BufferedImageCachableRed( BufferedImage bi , int xloc , int yl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ufferedImageCachableRed.getPropert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